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F0000022F763A66465C3AE164.png" manifest:media-type="image/png"/>
  <manifest:file-entry manifest:full-path="Pictures/100025F4000039C2000039C2A49E1F3B81F0D42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59cm" svg:height="14.759cm" svg:x="-0.486cm" svg:y="-0.003cm">
          <draw:image xlink:href="Pictures/100025F4000039C2000039C2A49E1F3B81F0D42C.svg" xlink:type="simple" xlink:show="embed" xlink:actuate="onLoad" draw:mime-type="image/svg+xml">
            <text:p/>
          </draw:image>
          <draw:image xlink:href="Pictures/100000010000022F0000022F763A66465C3AE16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76cm" fo:page-height="14.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05:44.890969160</meta:creation-date>
    <meta:editing-duration>PT7S</meta:editing-duration>
    <meta:editing-cycles>2</meta:editing-cycles>
    <meta:generator>LibreOffice/7.3.7.2$Linux_X86_64 LibreOffice_project/30$Build-2</meta:generator>
    <dc:date>2023-12-19T22:08:30.193563059</dc:date>
    <meta:document-statistic meta:object-count="1"/>
  </office:meta>
</office:document-meta>
</file>